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5.2cm" svg:height="1.8cm" svg:x="12cm" svg:y="3.6cm">
          <text:p text:style-name="P1"><text:span text:style-name="T1">F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3cm" svg:height="1.5cm" svg:x="2.2cm" svg:y="7.8cm">
          <text:p text:style-name="P1"><text:span text:style-name="T2">CLOSE</text:span></text:p>
          <text:p text:style-name="P1"><text:span text:style-name="T2">PRO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3cm" svg:height="1.5cm" svg:x="5.1cm" svg:y="7.8cm">
          <text:p text:style-name="P1"><text:span text:style-name="T2">CLOSE</text:span></text:p>
          <text:p text:style-name="P1"><text:span text:style-name="T2">MA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2.3cm" svg:height="1.5cm" svg:x="8cm" svg:y="7.8cm">
          <text:p text:style-name="P1"><text:span text:style-name="T2">CLOSE</text:span></text:p>
          <text:p text:style-name="P1"><text:span text:style-name="T2">SOL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2.3cm" svg:height="1.5cm" svg:x="10.9cm" svg:y="7.8cm">
          <text:p text:style-name="P1"><text:span text:style-name="T2">CLOSE</text:span></text:p>
          <text:p text:style-name="P1"><text:span text:style-name="T2">SOL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2.3cm" svg:height="1.5cm" svg:x="13.8cm" svg:y="7.8cm">
          <text:p text:style-name="P1"><text:span text:style-name="T2">CLOSE</text:span></text:p>
          <text:p text:style-name="P1"><text:span text:style-name="T2">SOL3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2.3cm" svg:height="1.5cm" svg:x="16.7cm" svg:y="7.8cm">
          <text:p text:style-name="P1"><text:span text:style-name="T2">CLOSE</text:span></text:p>
          <text:p text:style-name="P1"><text:span text:style-name="T2">MAE-AC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2.3cm" svg:height="1.5cm" svg:x="19.6cm" svg:y="7.8cm">
          <text:p text:style-name="P1"><text:span text:style-name="T2">CLOSE</text:span></text:p>
          <text:p text:style-name="P1"><text:span text:style-name="T2">REP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9" draw:id="id9" draw:layer="layout" svg:width="2.3cm" svg:height="1.5cm" svg:x="22.5cm" svg:y="7.8cm">
          <text:p text:style-name="P1"><text:span text:style-name="T2">CLOSE</text:span></text:p>
          <text:p text:style-name="P1"><text:span text:style-name="T2">REP2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0" draw:id="id10" draw:layer="layout" svg:width="2.3cm" svg:height="1.5cm" svg:x="25.4cm" svg:y="7.8cm">
          <text:p text:style-name="P1"><text:span text:style-name="T2">STOP</text:span></text:p>
          <text:p text:style-name="P1"><text:span text:style-name="T2">RUN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3.35cm" svg:y1="7.8cm" svg:x2="14.6cm" svg:y2="5.4cm" draw:start-shape="id1" draw:start-glue-point="0" draw:end-shape="id2" draw:end-glue-point="2" svg:d="M3350 7800v-1200h11250v-1200" svg:viewBox="0 0 11251 2401">
          <text:p/>
        </draw:connector>
        <draw:connector draw:style-name="gr11" draw:text-style-name="P4" draw:layer="layout" svg:x1="6.25cm" svg:y1="7.8cm" svg:x2="14.6cm" svg:y2="5.4cm" draw:start-shape="id3" draw:start-glue-point="0" draw:end-shape="id2" draw:end-glue-point="2" svg:d="M6250 7800v-1200h8350v-1200" svg:viewBox="0 0 8351 2401">
          <text:p/>
        </draw:connector>
        <draw:connector draw:style-name="gr11" draw:text-style-name="P4" draw:layer="layout" svg:x1="9.15cm" svg:y1="7.8cm" svg:x2="14.6cm" svg:y2="5.4cm" draw:start-shape="id4" draw:start-glue-point="0" draw:end-shape="id2" draw:end-glue-point="2" svg:d="M9150 7800v-1200h5450v-1200" svg:viewBox="0 0 5451 2401">
          <text:p/>
        </draw:connector>
        <draw:connector draw:style-name="gr11" draw:text-style-name="P4" draw:layer="layout" svg:x1="12.05cm" svg:y1="7.8cm" svg:x2="14.6cm" svg:y2="5.4cm" draw:start-shape="id5" draw:start-glue-point="0" draw:end-shape="id2" draw:end-glue-point="2" svg:d="M12050 7800v-1200h2550v-1200" svg:viewBox="0 0 2551 2401">
          <text:p/>
        </draw:connector>
        <draw:connector draw:style-name="gr11" draw:text-style-name="P4" draw:layer="layout" svg:x1="14.95cm" svg:y1="7.8cm" svg:x2="14.6cm" svg:y2="5.4cm" draw:start-shape="id6" draw:start-glue-point="0" draw:end-shape="id2" draw:end-glue-point="2" svg:d="M14950 7800v-1200h-350v-1200" svg:viewBox="0 0 351 2401">
          <text:p/>
        </draw:connector>
        <draw:connector draw:style-name="gr11" draw:text-style-name="P4" draw:layer="layout" svg:x1="17.85cm" svg:y1="7.8cm" svg:x2="14.6cm" svg:y2="5.4cm" draw:start-shape="id7" draw:start-glue-point="0" draw:end-shape="id2" draw:end-glue-point="2" svg:d="M17850 7800v-1200h-3250v-1200" svg:viewBox="0 0 3251 2401">
          <text:p/>
        </draw:connector>
        <draw:connector draw:style-name="gr11" draw:text-style-name="P4" draw:layer="layout" svg:x1="20.75cm" svg:y1="7.8cm" svg:x2="14.6cm" svg:y2="5.4cm" draw:start-shape="id8" draw:start-glue-point="0" draw:end-shape="id2" draw:end-glue-point="2" svg:d="M20750 7800v-1200h-6150v-1200" svg:viewBox="0 0 6151 2401">
          <text:p/>
        </draw:connector>
        <draw:connector draw:style-name="gr11" draw:text-style-name="P4" draw:layer="layout" svg:x1="23.65cm" svg:y1="7.8cm" svg:x2="14.6cm" svg:y2="5.4cm" draw:start-shape="id9" draw:start-glue-point="0" draw:end-shape="id2" draw:end-glue-point="2" svg:d="M23650 7800v-1200h-9050v-1200" svg:viewBox="0 0 9051 2401">
          <text:p/>
        </draw:connector>
        <draw:connector draw:style-name="gr11" draw:text-style-name="P4" draw:layer="layout" svg:x1="26.55cm" svg:y1="7.8cm" svg:x2="14.6cm" svg:y2="5.4cm" draw:start-shape="id10" draw:start-glue-point="0" draw:end-shape="id2" draw:end-glue-point="2" svg:d="M26550 7800v-1200h-11950v-1200" svg:viewBox="0 0 1195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8:12:48.855100181</meta:creation-date>
    <dc:date>2018-05-10T18:23:14.068388316</dc:date>
    <meta:editing-duration>PT10M25S</meta:editing-duration>
    <meta:editing-cycles>1</meta:editing-cycles>
    <meta:document-statistic meta:object-count="19"/>
    <meta:generator>LibreOffice/5.1.6.2$Linux_X86_64 LibreOffice_project/10m0$Build-2</meta:generator>
  </office:meta>
</office:document-meta>
</file>